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officeooo:rsid="0017830c" officeooo:paragraph-rsid="0017830c"/>
    </style:style>
    <style:style style:name="P6" style:family="paragraph" style:parent-style-name="Text_20_body">
      <style:text-properties officeooo:rsid="0015a90f" officeooo:paragraph-rsid="0015a90f"/>
    </style:style>
    <style:style style:name="P7" style:family="paragraph" style:parent-style-name="Heading_20_3">
      <style:text-properties officeooo:paragraph-rsid="0017830c"/>
    </style:style>
    <style:style style:name="P8" style:family="paragraph" style:parent-style-name="Text_20_body">
      <style:text-properties officeooo:paragraph-rsid="0017830c"/>
    </style:style>
    <style:style style:name="P9" style:family="paragraph" style:parent-style-name="Text_20_body">
      <style:text-properties officeooo:paragraph-rsid="001845aa"/>
    </style:style>
    <style:style style:name="P10" style:family="paragraph" style:parent-style-name="Text_20_body" style:list-style-name="L5"/>
    <style:style style:name="P11" style:family="paragraph" style:parent-style-name="Text_20_body">
      <style:text-properties officeooo:paragraph-rsid="0019d9cd"/>
    </style:style>
    <style:style style:name="P12" style:family="paragraph" style:parent-style-name="Standard">
      <style:paragraph-properties fo:text-align="center" style:justify-single-word="false"/>
      <style:text-properties officeooo:paragraph-rsid="0019d9cd"/>
    </style:style>
    <style:style style:name="P13" style:family="paragraph" style:parent-style-name="Text_20_body" style:list-style-name="L6">
      <style:text-properties officeooo:rsid="0015a90f" officeooo:paragraph-rsid="0015a90f"/>
    </style:style>
    <style:style style:name="T1" style:family="text">
      <style:text-properties officeooo:rsid="0014b12b"/>
    </style:style>
    <style:style style:name="T2" style:family="text">
      <style:text-properties officeooo:rsid="0019d9cd"/>
    </style:style>
    <style:style style:name="T3" style:family="text">
      <style:text-properties officeooo:rsid="0015a9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45aa"/>
    </style:style>
    <style:style style:name="T6" style:family="text">
      <style:text-properties fo:font-weight="bold" officeooo:rsid="0017830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830c" style:font-weight-asian="normal" style:font-weight-complex="normal"/>
    </style:style>
    <style:style style:name="T9" style:family="text">
      <style:text-properties fo:font-weight="bold" officeooo:rsid="001845aa" style:font-weight-asian="bold" style:font-weight-complex="bold"/>
    </style:style>
    <style:style style:name="T10" style:family="text">
      <style:text-properties officeooo:rsid="0017830c"/>
    </style:style>
    <style:style style:name="T11" style:family="text">
      <style:text-properties fo:font-weight="normal" officeooo:rsid="001845aa" style:font-weight-asian="normal" style:font-weight-complex="normal"/>
    </style:style>
    <style:style style:name="T12" style:family="text">
      <style:text-properties fo:font-weight="bold" officeooo:rsid="0015a90f" style:font-weight-asian="bold" style:font-weight-complex="bold"/>
    </style:style>
    <style:style style:name="T13" style:family="text">
      <style:text-properties fo:font-weight="bold" officeooo:rsid="0019d9cd" style:font-weight-asian="bold" style:font-weight-complex="bold"/>
    </style:style>
    <style:style style:name="T14" style:family="text">
      <style:text-properties fo:font-weight="normal" officeooo:rsid="0019d9cd" style:font-weight-asian="normal" style:font-weight-complex="normal"/>
    </style:style>
    <style:style style:name="T15" style:family="text">
      <style:text-properties fo:color="#6688cc" loext:opacity="100%" style:font-name="Consolas" fo:font-size="10.5pt" fo:font-weight="normal" officeooo:rsid="0019d9cd" fo:background-color="#000c18" loext:char-shading-value="0" style:font-weight-asian="normal" style:font-weight-complex="normal"/>
    </style:style>
    <style:style style:name="T16" style:family="text">
      <style:text-properties fo:color="#225588" loext:opacity="100%" style:font-name="Consolas" fo:font-size="10.5pt" fo:font-weight="normal" officeooo:rsid="0019d9cd" fo:background-color="#000c18" loext:char-shading-value="0" style:font-weight-asian="normal" style:font-weight-complex="normal"/>
    </style:style>
    <style:style style:name="T17" style:family="text">
      <style:text-properties fo:color="#2277ff" loext:opacity="100%" style:font-name="Consolas" fo:font-size="10.5pt" fo:font-style="italic" fo:font-weight="normal" officeooo:rsid="0019d9cd" fo:background-color="#000c18" loext:char-shading-value="0" style:font-weight-asian="normal" style:font-weight-complex="normal"/>
    </style:style>
    <style:style style:name="T18" style:family="text">
      <style:text-properties fo:color="#f280d0" loext:opacity="100%" style:font-name="Consolas" fo:font-size="10.5pt" fo:font-weight="normal" officeooo:rsid="0019d9cd" fo:background-color="#000c18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strutura e Formulação do Problema</text:h>
      <text:list text:style-name="L1">
        <text:list-item>
          <text:p text:style-name="P1"><text:span text:style-name="Strong_20_Emphasis">Conjunto de Cidades</text:span>: O problema considera um número fixo de cidades (ou pontos), onde cada cidade deve ser visitada uma única vez. <text:span text:style-name="T1">Trabalharemos com 15 pontos para o caso geral e 100 pontos para o caso extremo.</text:span></text:p>
        </text:list-item>
        <text:list-item>
          <text:p text:style-name="P1"><text:span text:style-name="Strong_20_Emphasis">Matriz de Distâncias</text:span>: Existe uma matriz que representa a distância ou custo entre cada par de cidades. No caso mais comum, considera-se a distância euclidiana.</text:p>
        </text:list-item>
        <text:list-item>
          <text:p text:style-name="P2"><text:span text:style-name="Strong_20_Emphasis">Caminho Fechado</text:span>: O caixeiro deve retornar à cidade inicial ao final da rota, formando um circuito fechado.</text:p>
        </text:list-item>
      </text:list>
      <text:h text:style-name="Heading_20_3" text:outline-level="3">Objetivo</text:h>
      <text:p text:style-name="Text_20_body">O objetivo é <text:span text:style-name="Strong_20_Emphasis">minimizar a distância total</text:span> do percurso, ou seja, encontrar o caminho mais curto que visite todas as cidades e retorne ao ponto de partida. Esse caminho é chamado de <text:span text:style-name="Strong_20_Emphasis">rota ótima</text:span>.</text:p>
      <text:list text:style-name="L2">
        <text:list-item>
          <text:p text:style-name="P3"><text:span text:style-name="Strong_20_Emphasis">Combinatório</text:span>: O TSP é um problema de otimização combinatória, onde o número de soluções possíveis cresce exponencialmente com o número de cidades. Para um conjunto de n cidades, existem (n−1)!/2(n - 1)! / 2(n−1)!/2 caminhos possíveis se o percurso for simétrico.</text:p>
        </text:list-item>
      </text:list>
      <text:list text:style-name="L3">
        <text:list-item>
          <text:p text:style-name="P4"><text:span text:style-name="Strong_20_Emphasis">NP-Difícil</text:span>: O TSP pertence à classe de problemas NP-difíceis, o que significa que não há um algoritmo conhecido que resolva todos os casos em tempo polinomial. Para grandes números de cidades, métodos exatos se tornam inviáveis.</text:p>
        </text:list-item>
      </text:list>
      <text:p text:style-name="Text_20_body"/>
      <text:h text:style-name="Heading_20_3" text:outline-level="3">Estruturas/Objetos</text:h>
      <text:list text:style-name="L4">
        <text:list-item>
          <text:p text:style-name="P5">Pontos: Uma tupla que contem dois floats que representam as coordenadas X e Y do ponto</text:p>
        </text:list-item>
        <text:list-item>
          <text:p text:style-name="P5"><text:span text:style-name="Source_20_Text"><text:span text:style-name="T2">Caminho</text:span></text:span>: Uma lista que contém a sequência de índices que representam a ordem em que os pontos (cidades) devem ser visitados. </text:p>
        </text:list-item>
      </text:list>
      <text:p text:style-name="P6"/>
      <text:h text:style-name="P7" text:outline-level="3"><text:span text:style-name="T3">Funções</text:span></text:h>
      <text:p text:style-name="P8"/>
      <text:p text:style-name="Text_20_body"><text:span text:style-name="T4">Gerar_pontos_uniformes:</text:span> <text:span text:style-name="T5">gera uma lista de pontos de forma uniforme dentre os limites estabelecidos do nosso plano cartesiano. É utilizado o random.uniform para gerar os pontos aleatorios de forma uniforme, ou seja, todos os pontos têm a mesma probabilidade de serem gerados</text:span></text:p>
      <text:p text:style-name="Text_20_body"/>
      <text:p text:style-name="P9"><text:span text:style-name="T6">Gerar_pontos_circulares: </text:span><text:span text:style-name="T7">gera coordenadas de pontos igualmente espaçados ao longo da circunferência de um círculo. </text:span><text:span text:style-name="T8">Ele gera os ângulos, que é uma </text:span><text:span text:style-name="T9">A</text:span><text:span text:style-name="Strong_20_Emphasis"><text:span text:style-name="T6">rray</text:span></text:span><text:span text:style-name="Strong_20_Emphasis"><text:span text:style-name="T10"> NumPy,</text:span></text:span><text:span text:style-name="T8"> que contém valores numéricos representando ângulos em radianos. Esses ângulos são distribuídos uniformemente entre </text:span><text:span text:style-name="T11">0 e 2pi através da função linspace. Retornando uma lista de pontos(tuplas) para cada ângulo gerado.</text:span></text:p>
      <text:list text:style-name="L5">
        <text:list-header>
          <text:p text:style-name="P10"><text:span text:style-name="Strong_20_Emphasis">Função:</text:span> <text:span text:style-name="Source_20_Text">np.linspace(start, stop, num, endpoint=False)</text:span></text:p>
          <text:p text:style-name="P10"><text:span text:style-name="Strong_20_Emphasis">Parâmetros:</text:span></text:p>
          <text:list>
            <text:list-item>
              <text:p text:style-name="P10"><text:soft-page-break/><text:span text:style-name="Source_20_Text">start</text:span>: Ângulo inicial em radianos (aqui, 000).</text:p>
            </text:list-item>
            <text:list-item>
              <text:p text:style-name="P10"><text:span text:style-name="Source_20_Text">stop</text:span>: Ângulo final em radianos (aqui, 2π2\pi2π, correspondente a 360 graus).</text:p>
            </text:list-item>
            <text:list-item>
              <text:p text:style-name="P10"><text:span text:style-name="Source_20_Text">num</text:span>: Quantidade de ângulos a serem gerados (<text:span text:style-name="Source_20_Text">quantidade</text:span>), definindo a quantidade de pontos no círculo.</text:p>
            </text:list-item>
            <text:list-item>
              <text:p text:style-name="P10"><text:span text:style-name="Source_20_Text">endpoint=False</text:span>: Exclui o valor final 2π2\pi2π, evitando que o primeiro e o último ponto coincidam.</text:p>
            </text:list-item>
          </text:list>
        </text:list-header>
      </text:list>
      <text:p text:style-name="P9">Essa estrutura permite usar cada ângulo como base para calcular as coordenadas cartesianas (x, y) dos pontos ao longo do círculo.</text:p>
      <text:p text:style-name="P9"><text:span text:style-name="T12"/></text:p>
      <text:p text:style-name="P9"><text:span text:style-name="T12">Distancia:</text:span><text:span text:style-name="T3"> Vai retornar a distância entre dois pontos utilizando (X1 – X2)ˆ2 + </text:span><text:span text:style-name="T10">(Y1 – Y2)ˆ2.</text:span></text:p>
      <text:p text:style-name="P9"/>
      <text:p text:style-name="P11"><text:span text:style-name="T13">Plotar_caminho: </text:span><text:span text:style-name="T14">Gera um grafico com os pontos e o caminho entre eles. </text:span></text:p>
      <text:p text:style-name="P12"><text:span text:style-name="T15">caminho_completo </text:span><text:span text:style-name="T16">=</text:span><text:span text:style-name="T15"> </text:span><text:span text:style-name="T17">caminho</text:span><text:span text:style-name="T15"> </text:span><text:span text:style-name="T16">+</text:span><text:span text:style-name="T15"> [</text:span><text:span text:style-name="T17">caminho</text:span><text:span text:style-name="T15">[</text:span><text:span text:style-name="T18">0</text:span><text:span text:style-name="T15">]]</text:span></text:p>
      <text:p text:style-name="P11"><text:span text:style-name="T14"><text:tab/></text:span><text:span text:style-name="T7">Essa linha adiciona o primeiro ponto do caminho ao final da lista, fechando o ciclo e retornando ao ponto de partida. </text:span><text:span text:style-name="T14">Em seguida separa em duas listas os pontos, um para o a coordenada X e a outra para a coordenada Y</text:span></text:p>
      <text:list text:style-name="L6">
        <text:list-header>
          <text:p text:style-name="P13"/>
        </text:list-header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7:28:40.300000000</meta:creation-date>
    <dc:date>2024-11-05T18:49:18.385000000</dc:date>
    <meta:editing-duration>PT9M24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26" meta:word-count="491" meta:character-count="3029" meta:non-whitespace-character-count="2572"/>
  </office:meta>
</office:document-meta>
</file>